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none" fo:border-left="2pt solid #000000" fo:border-right="none" style:vertical-align="middle" fo:background-color="#8DB4E3" style:repeat-content="false"/>
      <style:paragraph-properties fo:text-align="start" fo:margin-left="0cm"/>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fo:border-top="2pt solid #000000" fo:border-bottom="none" fo:border-left="none" fo:border-right="none" style:vertical-align="middle" fo:background-color="#8DB4E3"/>
    </style:style>
    <style:style style:name="ce4" style:family="table-cell" style:parent-style-name="Default" style:data-style-name="N0">
      <style:table-cell-properties fo:border-top="2pt solid #000000" fo:border-bottom="none" fo:border-left="none" fo:border-right="2pt solid #000000" style:vertical-align="middle" fo:background-color="#8DB4E3"/>
    </style:style>
    <style:style style:name="ce5" style:family="table-cell" style:parent-style-name="Default" style:data-style-name="N0">
      <style:table-cell-properties style:vertical-align="middle"/>
    </style:style>
    <style:style style:name="ce6" style:family="table-cell" style:parent-style-name="Default" style:data-style-name="N0">
      <style:table-cell-properties fo:border="thin solid #000000" style:vertical-align="middle"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ce7" style:family="table-cell" style:parent-style-name="Default" style:data-style-name="N0">
      <style:table-cell-properties fo:background-color="transparent"/>
    </style:style>
    <style:style style:name="ce8" style:family="table-cell" style:parent-style-name="Default" style:data-style-name="N0">
      <style:table-cell-properties fo:border="thin solid #000000" style:vertical-align="top" fo:wrap-option="wrap" fo:background-color="transparent" style:cell-protect="none"/>
      <style:text-properties fo:color="#000000" style:font-name="Calibri" style:font-name-asian="Calibri" style:font-name-complex="Calibri" fo:font-size="11pt" style:font-size-asian="11pt" style:font-size-complex="11pt" fo:font-weight="bold" style:font-weight-asian="bold" style:font-weight-complex="bold"/>
    </style:style>
    <style:style style:name="ce9" style:family="table-cell" style:parent-style-name="Default" style:data-style-name="N10">
      <style:table-cell-properties fo:border="thin solid #000000" style:vertical-align="top" fo:wrap-option="wrap" fo:background-color="transparent" style:cell-protect="none"/>
      <style:text-properties fo:color="#000000" style:font-name="Calibri" style:font-name-asian="Calibri" style:font-name-complex="Calibri" fo:font-size="11pt" style:font-size-asian="11pt" style:font-size-complex="11pt"/>
    </style:style>
    <style:style style:name="ce10" style:family="table-cell" style:parent-style-name="Default" style:data-style-name="N0">
      <style:table-cell-properties fo:border="thin solid #000000" style:vertical-align="top" fo:wrap-option="wrap" fo:background-color="transparent" style:cell-protect="none"/>
      <style:text-properties fo:color="#000000" style:font-name="Calibri" style:font-name-asian="Calibri" style:font-name-complex="Calibri" fo:font-size="11pt" style:font-size-asian="11pt" style:font-size-complex="11pt" fo:font-weight="bold" style:font-weight-asian="bold" style:font-weight-complex="bold"/>
    </style:style>
    <style:style style:name="ce11" style:family="table-cell" style:parent-style-name="Default" style:data-style-name="N0">
      <style:table-cell-properties fo:border="thin solid #000000" style:vertical-align="top" fo:wrap-option="wrap" fo:background-color="transparent" style:cell-protect="none"/>
      <style:text-properties fo:color="#000000" style:font-name="Calibri" style:font-name-asian="Calibri" style:font-name-complex="Calibri" fo:font-size="11pt" style:font-size-asian="11pt" style:font-size-complex="11pt"/>
    </style:style>
    <style:style style:name="ce12" style:family="table-cell" style:parent-style-name="Default" style:data-style-name="N10">
      <style:table-cell-properties fo:border="thin solid #000000" style:vertical-align="top" fo:wrap-option="wrap" fo:background-color="transparent" style:cell-protect="none"/>
      <style:text-properties fo:color="#000000" style:font-name="Calibri" style:font-name-asian="Calibri" style:font-name-complex="Calibri" fo:font-size="11pt" style:font-size-asian="11pt" style:font-size-complex="11pt"/>
    </style:style>
    <style:style style:name="ce13" style:family="table-cell" style:parent-style-name="Default" style:data-style-name="N10">
      <style:table-cell-properties fo:border="thin solid #000000" style:vertical-align="top" fo:wrap-option="wrap" fo:background-color="#FFFFFF" style:cell-protect="none"/>
      <style:text-properties fo:color="#000000" style:font-name="Calibri" style:font-name-asian="Calibri" style:font-name-complex="Calibri" fo:font-size="11pt" style:font-size-asian="11pt" style:font-size-complex="11pt"/>
    </style:style>
    <style:style style:name="ce1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Calibri" style:font-name-asian="Calibri" style:font-name-complex="Calibri" fo:font-size="11pt" style:font-size-asian="11pt" style:font-size-complex="11pt" fo:font-weight="bold" style:font-weight-asian="bold" style:font-weight-complex="bold"/>
    </style:style>
    <style:style style:name="ce15" style:family="table-cell" style:parent-style-name="Default" style:data-style-name="N0">
      <style:table-cell-properties style:vertical-align="top" fo:wrap-option="wrap" fo:background-color="transparent" style:cell-protect="none"/>
      <style:text-properties fo:color="#000000" style:font-name="Calibri" style:font-name-asian="Calibri" style:font-name-complex="Calibri" fo:font-size="11pt" style:font-size-asian="11pt" style:font-size-complex="11pt" fo:font-weight="bold" style:font-weight-asian="bold" style:font-weight-complex="bold"/>
    </style:style>
    <style:style style:name="ce16" style:family="table-cell" style:parent-style-name="Default" style:data-style-name="N0">
      <style:table-cell-properties style:vertical-align="top" fo:wrap-option="wrap" fo:background-color="transparent" style:cell-protect="none"/>
      <style:text-properties fo:color="#000000" style:font-name="Calibri" style:font-name-asian="Calibri" style:font-name-complex="Calibri" fo:font-size="10pt" style:font-size-asian="10pt" style:font-size-complex="10pt"/>
    </style:style>
    <style:style style:name="ce17" style:family="table-cell" style:parent-style-name="Default" style:data-style-name="N10">
      <style:table-cell-properties fo:border="thin solid #000000" style:vertical-align="top" fo:wrap-option="wrap" fo:background-color="#FFFFFF" style:cell-protect="none"/>
      <style:text-properties fo:color="#000000" style:font-name="Calibri" style:font-name-asian="Calibri" style:font-name-complex="Calibri" fo:font-size="11pt" style:font-size-asian="11pt" style:font-size-complex="11pt"/>
    </style:style>
    <style:style style:name="ce18" style:family="table-cell" style:parent-style-name="Default" style:data-style-name="N10">
      <style:table-cell-properties fo:border="thin solid #000000" style:vertical-align="top" fo:wrap-option="wrap" fo:background-color="#FFFFFF" style:cell-protect="none"/>
      <style:text-properties fo:color="#000000" style:font-name="Calibri" style:font-name-asian="Calibri" style:font-name-complex="Calibri" fo:font-size="10pt" style:font-size-asian="10pt" style:font-size-complex="10pt" fo:font-weight="bold" style:font-weight-asian="bold" style:font-weight-complex="bold"/>
    </style:style>
    <style:style style:name="ce19" style:family="table-cell" style:parent-style-name="Default" style:data-style-name="N0">
      <style:table-cell-properties style:vertical-align="automatic" fo:wrap-option="wrap" fo:background-color="transparent" style:cell-protect="none" style:repeat-content="false"/>
      <style:paragraph-properties fo:text-align="end" fo:margin-right="0cm"/>
      <style:text-properties fo:color="#000000" style:font-name="Calibri" style:font-name-asian="Calibri" style:font-name-complex="Calibri" fo:font-size="11pt" style:font-size-asian="11pt" style:font-size-complex="11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94770833333333cm"/>
    </style:style>
    <style:style style:name="co2" style:family="table-column">
      <style:table-column-properties fo:break-before="auto" style:column-width="7.19666666666667cm"/>
    </style:style>
    <style:style style:name="co3" style:family="table-column">
      <style:table-column-properties fo:break-before="auto" style:column-width="4.1275cm"/>
    </style:style>
    <style:style style:name="co4" style:family="table-column">
      <style:table-column-properties fo:break-before="auto" style:column-width="2.11666666666667cm"/>
    </style:style>
    <style:style style:name="ro1" style:family="table-row">
      <style:table-row-properties style:row-height="18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120pt" style:use-optimal-row-height="true" fo:break-before="auto"/>
    </style:style>
    <style:style style:name="ro5" style:family="table-row">
      <style:table-row-properties style:row-height="90pt" style:use-optimal-row-height="true" fo:break-before="auto"/>
    </style:style>
    <style:style style:name="ro6" style:family="table-row">
      <style:table-row-properties style:row-height="60pt" style:use-optimal-row-height="true" fo:break-before="auto"/>
    </style:style>
    <style:style style:name="ta1" style:family="table" style:master-page-name="mp1">
      <style:table-properties table:display="true" style:writing-mode="lr-tb"/>
    </style:style>
    <style:style style:family="graphic" style:name="a0">
      <style:graphic-properties draw:auto-grow-width="false" draw:auto-grow-height="false"/>
    </style:style>
  </office:automatic-styles>
  <office:body>
    <office:spreadsheet>
      <table:calculation-settings table:case-sensitive="false" table:search-criteria-must-apply-to-whole-cell="false"/>
      <table:table table:name="Sheet1" table:style-name="ta1">
        <table:table-column table:style-name="co1" table:number-columns-repeated="2" table:default-cell-style-name="ce5"/>
        <table:table-column table:style-name="co2" table:default-cell-style-name="ce5"/>
        <table:table-column table:style-name="co3" table:number-columns-repeated="3" table:default-cell-style-name="ce5"/>
        <table:table-column table:style-name="co1" table:number-columns-repeated="232" table:default-cell-style-name="ce5"/>
        <table:table-column table:style-name="co4" table:number-columns-repeated="16146" table:default-cell-style-name="ce5"/>
        <table:table-row table:style-name="ro1">
          <table:table-cell office:value-type="string" table:style-name="ce2">
            <text:p>Successful bids to the third round of the Police Transformation Fund 2017/18 announced on 02 November 2017</text:p>
          </table:table-cell>
          <table:table-cell table:number-columns-repeated="4" table:style-name="ce3"/>
          <table:table-cell table:style-name="ce4"/>
          <table:table-cell table:number-columns-repeated="16378"/>
        </table:table-row>
        <table:table-row table:style-name="ro2">
          <table:table-cell office:value-type="string" table:style-name="ce6">
            <text:p>Lead<text:s/></text:p>
          </table:table-cell>
          <table:table-cell office:value-type="string" table:style-name="ce6">
            <text:p>Partners</text:p>
          </table:table-cell>
          <table:table-cell office:value-type="string" table:style-name="ce6">
            <text:p>Bid Title/Description</text:p>
          </table:table-cell>
          <table:table-cell office:value-type="string" table:style-name="ce6">
            <text:p>2017/18 Award</text:p>
          </table:table-cell>
          <table:table-cell office:value-type="string" table:style-name="ce6">
            <text:p>2018/19 Award</text:p>
          </table:table-cell>
          <table:table-cell office:value-type="string" table:style-name="ce6">
            <text:p>2019/20 Award</text:p>
          </table:table-cell>
          <table:table-cell table:number-columns-repeated="16378"/>
        </table:table-row>
        <table:table-row table:style-name="ro3">
          <table:table-cell office:value-type="string" table:style-name="ce14">
            <text:p>MPS</text:p>
          </table:table-cell>
          <table:table-cell office:value-type="string" table:style-name="ce10">
            <text:p>London Fire Brigade, London Ambulance Service</text:p>
          </table:table-cell>
          <table:table-cell office:value-type="string" table:style-name="ce11">
            <text:p><text:span text:style-name="T3">Collaborative Contact and Response</text:span><text:s text:c="2"/></text:p>
          </table:table-cell>
          <table:table-cell office:value-type="currency" office:value="263246" table:style-name="ce12">
            <text:p>£263,246</text:p>
          </table:table-cell>
          <table:table-cell office:value-type="currency" office:value="1613000" table:style-name="ce12">
            <text:p>£1,613,000</text:p>
          </table:table-cell>
          <table:table-cell office:value-type="currency" office:value="0" table:style-name="ce12">
            <text:p>£0</text:p>
          </table:table-cell>
          <table:table-cell table:number-columns-repeated="16378" table:style-name="ce7"/>
        </table:table-row>
        <table:table-row table:style-name="ro4">
          <table:table-cell office:value-type="string" table:style-name="ce10">
            <text:p>Durham</text:p>
          </table:table-cell>
          <table:table-cell office:value-type="string" table:style-name="ce10">
            <text:p>Durham County Council, Darlington Borough Council, Durham &amp; Darlington Fire and Rescue Service, Age UK, &amp; Citizens UK</text:p>
          </table:table-cell>
          <table:table-cell office:value-type="string" table:style-name="ce11">
            <text:p><text:span text:style-name="T3">Reducing Vulerability and Demand in the Community</text:span><text:s/>- the proposal will run two parallel sets of mutual gain activities, one using the traditional force approach where police and partners take their lead from the community, and the other where a social enterprise works directly with the community.<text:s/></text:p>
          </table:table-cell>
          <table:table-cell office:value-type="currency" office:value="165200" table:style-name="ce12">
            <text:p>£165,200</text:p>
          </table:table-cell>
          <table:table-cell office:value-type="currency" office:value="163700" table:style-name="ce12">
            <text:p>£163,700</text:p>
          </table:table-cell>
          <table:table-cell office:value-type="float" office:value="0" table:style-name="ce11">
            <text:p>0</text:p>
          </table:table-cell>
          <table:table-cell table:number-columns-repeated="16378" table:style-name="ce1"/>
        </table:table-row>
        <table:table-row table:style-name="ro5">
          <table:table-cell office:value-type="string" table:style-name="ce10">
            <text:p>Lincolnshire<text:s/></text:p>
          </table:table-cell>
          <table:table-cell office:value-type="string" table:style-name="ce10">
            <text:p>Sussex Police, Sussex PCC, Respect, Women's Aid Federation England</text:p>
          </table:table-cell>
          <table:table-cell office:value-type="string" table:style-name="ce11">
            <text:p><text:span text:style-name="T3">Early Intervention response to perpetrators of Domestic Abuse</text:span><text:s/>- it aims to promote closer and more coordinated working arrangements between the Police, statutory services and the voluntary sector<text:s/></text:p>
          </table:table-cell>
          <table:table-cell office:value-type="currency" office:value="141097" table:style-name="ce12">
            <text:p>£141,097</text:p>
          </table:table-cell>
          <table:table-cell office:value-type="currency" office:value="610684" table:style-name="ce12">
            <text:p>£610,684</text:p>
          </table:table-cell>
          <table:table-cell office:value-type="currency" office:value="615704" table:style-name="ce12">
            <text:p>£615,704</text:p>
          </table:table-cell>
          <table:table-cell table:number-columns-repeated="16378" table:style-name="ce1"/>
        </table:table-row>
        <table:table-row table:style-name="ro6">
          <table:table-cell office:value-type="string" table:style-name="ce10">
            <text:p>MOPAC</text:p>
          </table:table-cell>
          <table:table-cell office:value-type="string" table:style-name="ce10">
            <text:p>Norfolk, West Midlands,West Mercia and South Wales<text:s/></text:p>
          </table:table-cell>
          <table:table-cell office:value-type="string" table:style-name="ce11">
            <text:p>The<text:span text:style-name="T3"><text:s/>Drive project</text:span><text:s/>codifies, tests and replicates a preventative response to priority high risk perpetrators of domestic abuse.<text:s/></text:p>
          </table:table-cell>
          <table:table-cell office:value-type="currency" office:value="594040" table:style-name="ce12">
            <text:p>£594,040</text:p>
          </table:table-cell>
          <table:table-cell office:value-type="currency" office:value="1417581" table:style-name="ce12">
            <text:p>£1,417,581</text:p>
          </table:table-cell>
          <table:table-cell office:value-type="currency" office:value="855061" table:style-name="ce12">
            <text:p>£855,061</text:p>
          </table:table-cell>
          <table:table-cell table:number-columns-repeated="16378" table:style-name="ce1"/>
        </table:table-row>
        <table:table-row table:style-name="ro5">
          <table:table-cell office:value-type="string" table:style-name="ce10">
            <text:p>South Yorkshhire Police<text:s/></text:p>
          </table:table-cell>
          <table:table-cell office:value-type="string" table:style-name="ce10">
            <text:p>Durham, College of Policing, NPCC leads, PICTCo</text:p>
          </table:table-cell>
          <table:table-cell office:value-type="string" table:style-name="ce10">
            <text:p>Reducing crime and the demand for service -<text:s text:c="2"/><text:span text:style-name="T4">The proposal seeks to create the relevant infrastructure, methodologies, resource and practice to support a strategic shift to preventing crime and other demands on policing.<text:s/></text:span></text:p>
          </table:table-cell>
          <table:table-cell office:value-type="currency" office:value="2520397" table:style-name="ce12">
            <text:p>£2,520,397</text:p>
          </table:table-cell>
          <table:table-cell office:value-type="currency" office:value="2149863" table:style-name="ce12">
            <text:p>£2,149,863</text:p>
          </table:table-cell>
          <table:table-cell office:value-type="currency" office:value="1679467" table:style-name="ce12">
            <text:p>£1,679,467</text:p>
          </table:table-cell>
          <table:table-cell table:number-columns-repeated="16378" table:style-name="ce1"/>
        </table:table-row>
        <table:table-row table:style-name="ro4">
          <table:table-cell office:value-type="string" table:style-name="ce10">
            <text:p>South Wales</text:p>
          </table:table-cell>
          <table:table-cell office:value-type="string" table:style-name="ce10">
            <text:p>All Welsh Forces ,Public Health Wales, NOMS, NSPCC, Bernardos</text:p>
          </table:table-cell>
          <table:table-cell office:value-type="string" table:style-name="ce10">
            <text:p>National ACE approach to policing vulnerability -<text:s/><text:span text:style-name="T4">This programme proposes to address the lack of early intervention and preventative activity when Adverse Childhood Experiences (ACE) are evident and families are at risk of poor outcomes and associated impact on Policing in terms of vulnerability and crime.<text:s/></text:span></text:p>
          </table:table-cell>
          <table:table-cell office:value-type="currency" office:value="787609" table:style-name="ce12">
            <office:annotation draw:style-name="a0" svg:x="8.5in" svg:y="4.08333333333333in" svg:width="1.32291666666667in" svg:height="0in">
              <dc:creator>Raji Olukemi</dc:creator>
              <text:p><text:span text:style-name="T1">Raji Olukemi:</text:span><text:span text:style-name="T2"/></text:p>
              <text:p><text:span text:style-name="T2">Revised Fig from Steve Watts</text:span></text:p>
              <text:p><text:span text:style-name="T2">Please see Fiona's Slide</text:span></text:p>
            </office:annotation>
            <text:p>£787,609</text:p>
          </table:table-cell>
          <table:table-cell office:value-type="currency" office:value="3035045" table:style-name="ce12">
            <text:p>£3,035,045</text:p>
          </table:table-cell>
          <table:table-cell office:value-type="currency" office:value="3052624" table:style-name="ce12">
            <text:p>£3,052,624</text:p>
          </table:table-cell>
          <table:table-cell table:number-columns-repeated="16378" table:style-name="ce7"/>
        </table:table-row>
        <table:table-row table:style-name="ro5">
          <table:table-cell office:value-type="string" table:style-name="ce10">
            <text:p>Hampshire<text:s/></text:p>
          </table:table-cell>
          <table:table-cell office:value-type="string" table:style-name="ce10">
            <text:p>Hampshire</text:p>
          </table:table-cell>
          <table:table-cell office:value-type="string" table:style-name="ce11">
            <text:p><text:span text:style-name="T3">Engaging with Children and Young people in their space<text:s/></text:span>- the project will be to work with young people to develop engaging digital content, targeted at C&amp;YP, which can then be distributed through pre-approved channels.<text:s/></text:p>
          </table:table-cell>
          <table:table-cell office:value-type="currency" office:value="510000" table:style-name="ce12">
            <text:p>£510,000</text:p>
          </table:table-cell>
          <table:table-cell office:value-type="currency" office:value="510000" table:style-name="ce12">
            <text:p>£510,000</text:p>
          </table:table-cell>
          <table:table-cell office:value-type="currency" office:value="0" table:style-name="ce12">
            <text:p>£0</text:p>
          </table:table-cell>
          <table:table-cell table:number-columns-repeated="16378" table:style-name="ce7"/>
        </table:table-row>
        <table:table-row table:style-name="ro4">
          <table:table-cell office:value-type="string" table:style-name="ce10">
            <text:p>Avon and Somerset<text:s/></text:p>
          </table:table-cell>
          <table:table-cell office:value-type="string" table:style-name="ce10">
            <text:p>Devon and Cornwall Police, Dorset, Gloucestershire, Northamptonshire + Fire and Rescue Services, Local Authorities, NHS and Commisioning Groups and BGSW Crime Rehabilitation Company<text:s/></text:p>
          </table:table-cell>
          <table:table-cell office:value-type="string" table:style-name="ce11">
            <text:p><text:span text:style-name="T3">Multi-Agency Integrated Services Analytics Hub</text:span><text:s/>- <text:s/>will support closer working between partners to identify and protect vulnerable people at the earliest opportunity, making communities safer and reducing partner agency demand and cost.<text:s/></text:p>
          </table:table-cell>
          <table:table-cell office:value-type="currency" office:value="352500" table:style-name="ce12">
            <text:p>£352,500</text:p>
          </table:table-cell>
          <table:table-cell office:value-type="currency" office:value="2797500" table:style-name="ce12">
            <text:p>£2,797,500</text:p>
          </table:table-cell>
          <table:table-cell office:value-type="currency" office:value="0" table:style-name="ce12">
            <text:p>£0</text:p>
          </table:table-cell>
          <table:table-cell table:number-columns-repeated="16378" table:style-name="ce7"/>
        </table:table-row>
        <table:table-row table:style-name="ro6">
          <table:table-cell office:value-type="string" table:style-name="ce10">
            <text:p>MOPAC</text:p>
          </table:table-cell>
          <table:table-cell office:value-type="string" table:style-name="ce10">
            <text:p>Lancashire, Essex, Kent , West Midlands, Thames Valley, Sussex, Surrey and Northants<text:s/></text:p>
          </table:table-cell>
          <table:table-cell office:value-type="string" table:style-name="ce10">
            <text:p>Implementating the Transformation of Police Training and Development.<text:s text:c="2"/></text:p>
          </table:table-cell>
          <table:table-cell office:value-type="currency" office:value="335082" table:style-name="ce13">
            <text:p>£335,082</text:p>
          </table:table-cell>
          <table:table-cell office:value-type="currency" office:value="653665" table:style-name="ce13">
            <text:p>£653,665</text:p>
          </table:table-cell>
          <table:table-cell office:value-type="currency" office:value="325216" table:style-name="ce13">
            <text:p>£325,216</text:p>
          </table:table-cell>
          <table:table-cell table:number-columns-repeated="16378" table:style-name="ce7"/>
        </table:table-row>
        <table:table-row table:style-name="ro3">
          <table:table-cell office:value-type="string" table:style-name="ce8">
            <text:p>College of Policing<text:s/></text:p>
          </table:table-cell>
          <table:table-cell office:value-type="string" table:style-name="ce8">
            <text:p>All forces in England and Wales</text:p>
          </table:table-cell>
          <table:table-cell office:value-type="string" table:style-name="ce8">
            <text:p>Workforce Transformation: Developing and Implementing the evidence base</text:p>
          </table:table-cell>
          <table:table-cell office:value-type="currency" office:value="300000" table:style-name="ce17">
            <text:p>£300,000</text:p>
          </table:table-cell>
          <table:table-cell office:value-type="currency" office:value="1000000" table:style-name="ce9">
            <text:p>£1,000,000</text:p>
          </table:table-cell>
          <table:table-cell office:value-type="currency" office:value="1000000" table:style-name="ce9">
            <text:p>£1,000,000</text:p>
          </table:table-cell>
          <table:table-cell table:number-columns-repeated="16378" table:style-name="ce1"/>
        </table:table-row>
        <table:table-row table:style-name="ro2">
          <table:table-cell table:style-name="ce15"/>
          <table:table-cell table:style-name="ce16"/>
          <table:table-cell office:value-type="string" table:style-name="ce19">
            <text:p>Grand Total</text:p>
          </table:table-cell>
          <table:table-cell office:value-type="currency" office:value="5969171" table:formula="msoxl:=SUM(D3:D12)" table:style-name="ce17">
            <text:p>£5,969,171</text:p>
          </table:table-cell>
          <table:table-cell office:value-type="currency" office:value="13951038" table:formula="msoxl:=SUM(E3:E12)" table:style-name="ce18">
            <text:p>£13,951,038</text:p>
          </table:table-cell>
          <table:table-cell office:value-type="currency" office:value="7528072" table:formula="msoxl:=SUM(F3:F12)" table:style-name="ce18">
            <text:p>£7,528,072</text:p>
          </table:table-cell>
          <table:table-cell table:number-columns-repeated="16378"/>
        </table:table-row>
        <table:table-row table:number-rows-repeated="1048563"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ahoma" svg:font-family="Tahoma"/>
  </office:font-face-decls>
  <office:styles>
    <number:number-style style:name="N0">
      <number:number number:min-integer-digits="1"/>
    </number:number-style>
    <number:currency-style style:name="N10P0">
      <number:currency-symbol>£</number:currency-symbol>
      <number:number number:decimal-places="0" number:min-integer-digits="1" number:grouping="true"/>
    </number:currency-style>
    <number:currency-style style:name="N10">
      <style:text-properties fo:color="#FF0000"/>
      <number:text>-</number:text>
      <number:currency-symbol>£</number:currency-symbol>
      <number:number number:decimal-places="0" number:min-integer-digits="1" number:grouping="true"/>
      <style:map style:condition="value()&gt;=0" style:apply-style-name="N10P0"/>
    </number:currency-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office:styles>
  <office:automatic-styles>
    <style:page-layout style:name="pm1">
      <style:page-layout-properties fo:margin-top="0.31496062992126in" fo:margin-bottom="0.31496062992126in" fo:margin-left="0.236220472440945in" fo:margin-right="0.236220472440945in" style:print-orientation="portrait" style:print-page-order="ttb" style:first-page-number="continue" style:scale-to="67%" style:table-centering="none" style:print="objects charts drawings"/>
      <style:header-style>
        <style:header-footer-properties fo:min-height="0.433070866141732in" fo:margin-left="0.236220472440945in" fo:margin-right="0.236220472440945in" fo:margin-bottom="0in"/>
      </style:header-style>
      <style:footer-style>
        <style:header-footer-properties fo:min-height="0.433070866141732in" fo:margin-left="0.236220472440945in" fo:margin-right="0.23622047244094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Daisy Goddard</meta:initial-creator>
    <dc:creator>James Birks</dc:creator>
    <meta:creation-date>2016-08-05T11:09:19Z</meta:creation-date>
    <dc:date>2017-11-01T14:58:10Z</dc:date>
    <meta:print-date>2017-09-04T10:13:08Z</meta:print-date>
  </office:meta>
</office:document-meta>
</file>